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color="#666666" fo:font-size="10pt" style:font-size-asian="10pt" style:font-size-complex="10pt"/>
    </style:style>
    <style:style style:name="P3" style:family="paragraph" style:parent-style-name="Standard">
      <style:paragraph-properties fo:margin-top="0in" fo:margin-bottom="0in" loext:contextual-spacing="false" fo:padding="0in" fo:border="none"/>
      <style:text-properties fo:color="#666666" fo:font-size="10pt" fo:font-style="italic" style:font-size-asian="10pt" style:font-style-asian="italic" style:font-size-complex="10pt"/>
    </style:style>
    <style:style style:name="P4" style:family="paragraph" style:parent-style-name="Standard">
      <style:paragraph-properties fo:margin-left="0in" fo:margin-right="0in" fo:margin-top="0in" fo:margin-bottom="0in" loext:contextual-spacing="false" fo:text-indent="0.5in" style:auto-text-indent="false" fo:padding="0in" fo:border="none"/>
    </style:style>
    <style:style style:name="P5" style:family="paragraph" style:parent-style-name="Standard">
      <style:paragraph-properties fo:margin-left="0in" fo:margin-right="0in" fo:margin-top="0in" fo:margin-bottom="0in" loext:contextual-spacing="false" fo:text-indent="0in" style:auto-text-indent="false" fo:padding="0in" fo:border="none"/>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666666" fo:font-size="10pt" fo:font-style="italic" style:font-size-asian="10pt" style:font-style-asian="italic" style:font-size-complex="10pt"/>
    </style:style>
    <style:style style:name="P7" style:family="paragraph" style:parent-style-name="Heading_20_2">
      <style:paragraph-properties fo:margin-top="0.25in" fo:margin-bottom="0.0555in" loext:contextual-spacing="false" fo:line-height="100%" fo:break-before="page" fo:padding="0in" fo:border="none"/>
    </style:style>
    <style:style style:name="P8" style:family="paragraph" style:parent-style-name="Subtitle">
      <style:paragraph-properties fo:margin-top="0.25in" fo:margin-bottom="0.0555in" loext:contextual-spacing="false" fo:line-height="100%" fo:break-before="page" fo:padding="0in" fo:border="none"/>
    </style:style>
    <style:style style:name="P9" style:family="paragraph" style:parent-style-name="Heading_20_2">
      <style:paragraph-properties fo:margin-top="0.25in" fo:margin-bottom="0.0555in" loext:contextual-spacing="false" fo:line-height="100%" fo:padding="0in" fo:border="none"/>
    </style:style>
    <style:style style:name="P10" style:family="paragraph" style:parent-style-name="Subtitle">
      <style:paragraph-properties fo:margin-top="0.25in" fo:margin-bottom="0.0555in" loext:contextual-spacing="false" fo:line-height="100%" fo:text-align="center" style:justify-single-word="false" fo:padding="0in" fo:border="none"/>
    </style:style>
    <style:style style:name="P11" style:family="paragraph" style:parent-style-name="Heading_20_5">
      <style:paragraph-properties fo:margin-top="0.1528in" fo:margin-bottom="0.028in" loext:contextual-spacing="false" fo:line-height="100%" fo:text-align="center" style:justify-single-word="false" fo:padding="0in" fo:border="none"/>
    </style:style>
    <style:style style:name="P12" style:family="paragraph" style:parent-style-name="Standard" style:list-style-name="WWNum7">
      <style:paragraph-properties fo:margin-left="0.5in" fo:margin-right="0in" fo:text-indent="-0.25in" style:auto-text-indent="false" fo:padding="0in" fo:border="none"/>
    </style:style>
    <style:style style:name="P13" style:family="paragraph" style:parent-style-name="Standard" style:list-style-name="WWNum10">
      <style:paragraph-properties fo:margin-left="0.5in" fo:margin-right="0in" fo:text-indent="-0.25in" style:auto-text-indent="false" fo:padding="0in" fo:border="none"/>
    </style:style>
    <style:style style:name="P14" style:family="paragraph" style:parent-style-name="Standard" style:list-style-name="WWNum3">
      <style:paragraph-properties fo:margin-left="0.5in" fo:margin-right="0in" fo:text-indent="-0.25in" style:auto-text-indent="false" fo:padding="0in" fo:border="none"/>
    </style:style>
    <style:style style:name="P15" style:family="paragraph" style:parent-style-name="Standard" style:list-style-name="WWNum1">
      <style:paragraph-properties fo:margin-left="0.5in" fo:margin-right="0in" fo:text-indent="-0.25in" style:auto-text-indent="false" fo:padding="0in" fo:border="none"/>
    </style:style>
    <style:style style:name="P16" style:family="paragraph" style:parent-style-name="Standard" style:list-style-name="WWNum9">
      <style:paragraph-properties fo:margin-left="0.5in" fo:margin-right="0in" fo:text-indent="-0.25in" style:auto-text-indent="false" fo:padding="0in" fo:border="none"/>
    </style:style>
    <style:style style:name="P17" style:family="paragraph" style:parent-style-name="Standard" style:list-style-name="WWNum8">
      <style:paragraph-properties fo:margin-left="0.5in" fo:margin-right="0in" fo:text-indent="-0.25in" style:auto-text-indent="false" fo:padding="0in" fo:border="none"/>
    </style:style>
    <style:style style:name="P18" style:family="paragraph" style:parent-style-name="Standard" style:list-style-name="WWNum5">
      <style:paragraph-properties fo:margin-left="0.5in" fo:margin-right="0in" fo:text-indent="-0.25in" style:auto-text-indent="false" fo:padding="0in" fo:border="none"/>
    </style:style>
    <style:style style:name="P19" style:family="paragraph" style:parent-style-name="Standard" style:list-style-name="WWNum6">
      <style:paragraph-properties fo:margin-left="0.5in" fo:margin-right="0in" fo:text-indent="-0.25in" style:auto-text-indent="false" fo:padding="0in" fo:border="none"/>
    </style:style>
    <style:style style:name="P20" style:family="paragraph" style:parent-style-name="Standard" style:list-style-name="WWNum2">
      <style:paragraph-properties fo:margin-left="0.5in" fo:margin-right="0in" fo:text-indent="-0.25in" style:auto-text-indent="false" fo:padding="0in" fo:border="none"/>
    </style:style>
    <style:style style:name="P21" style:family="paragraph" style:parent-style-name="Standard" style:list-style-name="WWNum10">
      <style:paragraph-properties fo:margin-left="0.5in" fo:margin-right="0in" fo:text-indent="-0.25in" style:auto-text-indent="false" fo:padding="0in" fo:border="none"/>
      <style:text-properties officeooo:rsid="0012daec" officeooo:paragraph-rsid="0012daec"/>
    </style:style>
    <style:style style:name="P22"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23" style:family="paragraph" style:parent-style-name="Standard" style:list-style-name="WWNum7">
      <style:paragraph-properties fo:margin-left="1in" fo:margin-right="0in" fo:text-indent="-0.25in" style:auto-text-indent="false" fo:padding="0in" fo:border="none"/>
    </style:style>
    <style:style style:name="P24" style:family="paragraph" style:parent-style-name="Standard" style:list-style-name="WWNum10">
      <style:paragraph-properties fo:margin-left="1in" fo:margin-right="0in" fo:text-indent="-0.25in" style:auto-text-indent="false" fo:padding="0in" fo:border="none"/>
    </style:style>
    <style:style style:name="P25" style:family="paragraph" style:parent-style-name="Standard" style:list-style-name="WWNum3">
      <style:paragraph-properties fo:margin-left="1in" fo:margin-right="0in" fo:text-indent="-0.25in" style:auto-text-indent="false" fo:padding="0in" fo:border="none"/>
    </style:style>
    <style:style style:name="P26" style:family="paragraph" style:parent-style-name="Standard" style:list-style-name="WWNum9">
      <style:paragraph-properties fo:margin-left="1in" fo:margin-right="0in" fo:text-indent="-0.25in" style:auto-text-indent="false" fo:padding="0in" fo:border="none"/>
    </style:style>
    <style:style style:name="P27" style:family="paragraph" style:parent-style-name="Standard" style:list-style-name="WWNum8">
      <style:paragraph-properties fo:margin-left="1in" fo:margin-right="0in" fo:text-indent="-0.25in" style:auto-text-indent="false" fo:padding="0in" fo:border="none"/>
    </style:style>
    <style:style style:name="P28" style:family="paragraph" style:parent-style-name="Standard" style:list-style-name="WWNum5">
      <style:paragraph-properties fo:margin-left="1in" fo:margin-right="0in" fo:text-indent="-0.25in" style:auto-text-indent="false" fo:padding="0in" fo:border="none"/>
    </style:style>
    <style:style style:name="P29" style:family="paragraph" style:parent-style-name="Standard" style:list-style-name="WWNum6">
      <style:paragraph-properties fo:margin-left="1in" fo:margin-right="0in" fo:text-indent="-0.25in" style:auto-text-indent="false" fo:padding="0in" fo:border="none"/>
    </style:style>
    <style:style style:name="P30" style:family="paragraph" style:parent-style-name="Standard" style:list-style-name="WWNum10">
      <style:paragraph-properties fo:margin-left="1in" fo:margin-right="0in" fo:text-indent="-0.25in" style:auto-text-indent="false" fo:padding="0in" fo:border="none"/>
      <style:text-properties officeooo:rsid="0012daec" officeooo:paragraph-rsid="0012daec"/>
    </style:style>
    <style:style style:name="P31" style:family="paragraph" style:parent-style-name="Standard" style:list-style-name="WWNum4">
      <style:paragraph-properties fo:margin-left="1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32" style:family="paragraph" style:parent-style-name="Standard" style:list-style-name="WWNum7">
      <style:paragraph-properties fo:margin-left="1.5in" fo:margin-right="0in" fo:text-indent="-0.25in" style:auto-text-indent="false" fo:padding="0in" fo:border="none"/>
    </style:style>
    <style:style style:name="P33" style:family="paragraph" style:parent-style-name="Standard" style:list-style-name="WWNum3">
      <style:paragraph-properties fo:margin-left="1.5in" fo:margin-right="0in" fo:text-indent="-0.25in" style:auto-text-indent="false" fo:padding="0in" fo:border="none"/>
    </style:style>
    <style:style style:name="P34" style:family="paragraph" style:parent-style-name="Standard" style:list-style-name="WWNum3">
      <style:paragraph-properties fo:margin-left="1.5in" fo:margin-right="0in" fo:text-indent="-0.25in" style:auto-text-indent="false" fo:padding="0in" fo:border="none"/>
      <style:text-properties fo:font-style="italic" style:font-style-asian="italic"/>
    </style:style>
    <style:style style:name="P35" style:family="paragraph" style:parent-style-name="Standard" style:list-style-name="WWNum5">
      <style:paragraph-properties fo:margin-left="1.5in" fo:margin-right="0in" fo:text-indent="-0.25in" style:auto-text-indent="false" fo:padding="0in" fo:border="none"/>
    </style:style>
    <style:style style:name="P36" style:family="paragraph" style:parent-style-name="Standard" style:list-style-name="WWNum4">
      <style:paragraph-properties fo:margin-left="1.5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37" style:family="paragraph" style:parent-style-name="Standard" style:list-style-name="WWNum7">
      <style:paragraph-properties fo:margin-left="2in" fo:margin-right="0in" fo:text-indent="-0.25in" style:auto-text-indent="false" fo:padding="0in" fo:border="none"/>
    </style:style>
    <style:style style:name="P38" style:family="paragraph" style:parent-style-name="Standard" style:list-style-name="WWNum3">
      <style:paragraph-properties fo:margin-left="2in" fo:margin-right="0in" fo:text-indent="-0.25in" style:auto-text-indent="false" fo:padding="0in" fo:border="none"/>
    </style:style>
    <style:style style:name="P39" style:family="paragraph" style:parent-style-name="Standard">
      <style:paragraph-properties fo:margin-top="0.25in" fo:margin-bottom="0.0555in" loext:contextual-spacing="false" fo:line-height="100%" fo:padding="0in" fo:border="none"/>
      <style:text-properties officeooo:paragraph-rsid="000e48c5"/>
    </style:style>
    <style:style style:name="P40" style:family="paragraph" style:parent-style-name="Standard">
      <style:paragraph-properties fo:margin-top="0.25in" fo:margin-bottom="0.0555in" loext:contextual-spacing="false" fo:line-height="100%" fo:padding="0in" fo:border="none"/>
      <style:text-properties officeooo:rsid="001470de" officeooo:paragraph-rsid="001470de"/>
    </style:style>
    <style:style style:name="P41" style:family="paragraph" style:parent-style-name="Standard">
      <style:paragraph-properties fo:margin-top="0.25in" fo:margin-bottom="0.0555in" loext:contextual-spacing="false" fo:line-height="100%" fo:padding="0in" fo:border="none"/>
      <style:text-properties officeooo:rsid="00197062" officeooo:paragraph-rsid="00197062"/>
    </style:style>
    <style:style style:name="P42" style:family="paragraph" style:parent-style-name="Heading_20_2">
      <style:paragraph-properties fo:margin-top="0.25in" fo:margin-bottom="0.0555in" loext:contextual-spacing="false" fo:line-height="100%" fo:padding="0in" fo:border="none"/>
    </style:style>
    <style:style style:name="P43" style:family="paragraph" style:parent-style-name="Title" style:master-page-name="Standard">
      <style:paragraph-properties fo:margin-top="0.3335in" fo:margin-bottom="0.0835in" loext:contextual-spacing="false" fo:line-height="100%" fo:text-align="center" style:justify-single-word="false" style:page-number="1" fo:padding="0in" fo:border="none"/>
    </style:style>
    <style:style style:name="P44" style:family="paragraph">
      <loext:graphic-properties draw:fill="solid" draw:fill-color="#a0a0a0"/>
      <style:paragraph-properties fo:text-align="center"/>
    </style:style>
    <style:style style:name="T1" style:family="text">
      <style:text-properties fo:color="#666666" style:font-name="Georgia" fo:font-size="24pt" fo:font-style="italic" fo:font-weight="normal" style:font-name-asian="Georgia1" style:font-size-asian="24pt" style:font-style-asian="italic" style:font-weight-asian="normal" style:font-name-complex="Georgia1" style:font-size-complex="24pt"/>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officeooo:rsid="0008e2ac"/>
    </style:style>
    <style:style style:name="T5" style:family="text">
      <style:text-properties officeooo:rsid="0011d332"/>
    </style:style>
    <style:style style:name="T6" style:family="text">
      <style:text-properties officeooo:rsid="0014ba74"/>
    </style:style>
    <style:style style:name="T7" style:family="text">
      <style:text-properties officeooo:rsid="0015ba43"/>
    </style:style>
    <style:style style:name="T8" style:family="text">
      <style:text-properties officeooo:rsid="00180012"/>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55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lasr69tmvun8"/>Line Gallop</text:p>
      <text:p text:style-name="P10"><text:bookmark text:name="_ehy162nm9xas"/>Game Design Document<draw:rect text:anchor-type="as-char" svg:y="0in" draw:z-index="0" draw:style-name="gr1" draw:text-style-name="P44" svg:width="0.0012in" svg:height="0.0213in"><text:p/></draw:rect></text:p>
      <text:p text:style-name="P11"><text:bookmark text:name="_936ev93s4hws"/>Copyright notice / author information / boring legal stuff nobody likes</text:p>
      <text:p text:style-name="P11"><text:bookmark text:name="_sqir3fwhnn6f"/></text:p>
      <text:p text:style-name="P7"><text:bookmark text:name="_i0v7gutcj9e0"/><text:span text:style-name="T1">Index<text:line-break/></text:span><text:span text:style-name="T1"><draw:rect text:anchor-type="as-char" svg:y="0in" draw:z-index="1" draw:style-name="gr1" draw:text-style-name="P44" svg:width="0.0012in" svg:height="0.0213in"><text:p/></draw:rect></text:span><text:bookmark text:name="kix.tn44c9jbklu6"/>Index</text:p>
      <text:list xml:id="list432961918" text:style-name="WWNum7">
        <text:list-item>
          <text:p text:style-name="P12"><text:a xlink:type="simple" xlink:href="#kix.tn44c9jbklu6" text:style-name="Internet_20_link" text:visited-style-name="Visited_20_Internet_20_Link"><text:span text:style-name="T2">Index</text:span></text:a></text:p>
        </text:list-item>
        <text:list-item>
          <text:p text:style-name="P12"><text:a xlink:type="simple" xlink:href="#kix.vh7mr3wp9gub" text:style-name="Internet_20_link" text:visited-style-name="Visited_20_Internet_20_Link"><text:span text:style-name="T2">Game Design</text:span></text:a></text:p>
          <text:list>
            <text:list-item>
              <text:p text:style-name="P23"><text:a xlink:type="simple" xlink:href="#kix.y0z7a3kyjoqj" text:style-name="Internet_20_link" text:visited-style-name="Visited_20_Internet_20_Link"><text:span text:style-name="T2">Summary</text:span></text:a></text:p>
            </text:list-item>
            <text:list-item>
              <text:p text:style-name="P23"><text:a xlink:type="simple" xlink:href="#kix.q89snwy3vllo" text:style-name="Internet_20_link" text:visited-style-name="Visited_20_Internet_20_Link"><text:span text:style-name="T2">Gameplay</text:span></text:a></text:p>
            </text:list-item>
            <text:list-item>
              <text:p text:style-name="P23"><text:a xlink:type="simple" xlink:href="#kix.3j0sjjj4v19l" text:style-name="Internet_20_link" text:visited-style-name="Visited_20_Internet_20_Link"><text:span text:style-name="T2">Mindset</text:span></text:a></text:p>
            </text:list-item>
          </text:list>
        </text:list-item>
        <text:list-item>
          <text:p text:style-name="P12"><text:a xlink:type="simple" xlink:href="#kix.nw2pvrargt85" text:style-name="Internet_20_link" text:visited-style-name="Visited_20_Internet_20_Link"><text:span text:style-name="T2">Technical</text:span></text:a></text:p>
          <text:list>
            <text:list-item>
              <text:p text:style-name="P23"><text:a xlink:type="simple" xlink:href="#kix.5baplgyo85eh" text:style-name="Internet_20_link" text:visited-style-name="Visited_20_Internet_20_Link"><text:span text:style-name="T2">Screens</text:span></text:a></text:p>
            </text:list-item>
            <text:list-item>
              <text:p text:style-name="P23"><text:a xlink:type="simple" xlink:href="#kix.4u55u65bonjw" text:style-name="Internet_20_link" text:visited-style-name="Visited_20_Internet_20_Link"><text:span text:style-name="T2">Controls</text:span></text:a></text:p>
            </text:list-item>
            <text:list-item>
              <text:p text:style-name="P23"><text:a xlink:type="simple" xlink:href="#kix.vrkne3rhovuh" text:style-name="Internet_20_link" text:visited-style-name="Visited_20_Internet_20_Link"><text:span text:style-name="T2">Mechanics</text:span></text:a></text:p>
            </text:list-item>
          </text:list>
        </text:list-item>
        <text:list-item>
          <text:p text:style-name="P12"><text:a xlink:type="simple" xlink:href="#kix.mun66rmbl34h" text:style-name="Internet_20_link" text:visited-style-name="Visited_20_Internet_20_Link"><text:span text:style-name="T2">Level Design</text:span></text:a></text:p>
          <text:list>
            <text:list-item>
              <text:p text:style-name="P23"><text:a xlink:type="simple" xlink:href="#kix.feu141lpqdpj" text:style-name="Internet_20_link" text:visited-style-name="Visited_20_Internet_20_Link"><text:span text:style-name="T2">Themes</text:span></text:a></text:p>
              <text:list>
                <text:list-item>
                  <text:p text:style-name="P32">Ambience</text:p>
                </text:list-item>
                <text:list-item>
                  <text:p text:style-name="P32">Objects</text:p>
                  <text:list>
                    <text:list-item>
                      <text:p text:style-name="P37">Ambient</text:p>
                    </text:list-item>
                    <text:list-item>
                      <text:p text:style-name="P37">Interactive</text:p>
                    </text:list-item>
                  </text:list>
                </text:list-item>
                <text:list-item>
                  <text:p text:style-name="P32">Challenges</text:p>
                </text:list-item>
              </text:list>
            </text:list-item>
            <text:list-item>
              <text:p text:style-name="P23"><text:a xlink:type="simple" xlink:href="#kix.lrp1xr74olld" text:style-name="Internet_20_link" text:visited-style-name="Visited_20_Internet_20_Link"><text:span text:style-name="T2">Game Flow</text:span></text:a></text:p>
            </text:list-item>
          </text:list>
        </text:list-item>
        <text:list-item>
          <text:p text:style-name="P12"><text:a xlink:type="simple" xlink:href="#kix.k64sfnylstdx" text:style-name="Internet_20_link" text:visited-style-name="Visited_20_Internet_20_Link"><text:span text:style-name="T2">Development</text:span></text:a></text:p>
          <text:list>
            <text:list-item>
              <text:p text:style-name="P23"><text:a xlink:type="simple" xlink:href="#kix.fwz93u72nlt2" text:style-name="Internet_20_link" text:visited-style-name="Visited_20_Internet_20_Link"><text:span text:style-name="T2">Abstract Classes</text:span></text:a></text:p>
            </text:list-item>
            <text:list-item>
              <text:p text:style-name="P23"><text:a xlink:type="simple" xlink:href="#kix.9mr6xhrqo7o4" text:style-name="Internet_20_link" text:visited-style-name="Visited_20_Internet_20_Link"><text:span text:style-name="T2">Derived Classes</text:span></text:a></text:p>
            </text:list-item>
          </text:list>
        </text:list-item>
        <text:list-item>
          <text:p text:style-name="P12"><text:a xlink:type="simple" xlink:href="#kix.7fniby1a9lf0" text:style-name="Internet_20_link" text:visited-style-name="Visited_20_Internet_20_Link"><text:span text:style-name="T2">Graphics</text:span></text:a></text:p>
          <text:list>
            <text:list-item>
              <text:p text:style-name="P23"><text:a xlink:type="simple" xlink:href="#kix.3ui65x9w2r9w" text:style-name="Internet_20_link" text:visited-style-name="Visited_20_Internet_20_Link"><text:span text:style-name="T2">Style Attributes</text:span></text:a></text:p>
            </text:list-item>
            <text:list-item>
              <text:p text:style-name="P23"><text:a xlink:type="simple" xlink:href="#kix.cdq39znqma9y" text:style-name="Internet_20_link" text:visited-style-name="Visited_20_Internet_20_Link"><text:span text:style-name="T2">Graphics Needed</text:span></text:a></text:p>
            </text:list-item>
          </text:list>
        </text:list-item>
        <text:list-item>
          <text:p text:style-name="P12"><text:a xlink:type="simple" xlink:href="#kix.p0zdtpym1l8" text:style-name="Internet_20_link" text:visited-style-name="Visited_20_Internet_20_Link"><text:span text:style-name="T2">Sounds/Music</text:span></text:a></text:p>
          <text:list>
            <text:list-item>
              <text:p text:style-name="P23"><text:a xlink:type="simple" xlink:href="#kix.g829e5h0mi8e" text:style-name="Internet_20_link" text:visited-style-name="Visited_20_Internet_20_Link"><text:span text:style-name="T2">Style Attributes</text:span></text:a></text:p>
            </text:list-item>
            <text:list-item>
              <text:p text:style-name="P23"><text:a xlink:type="simple" xlink:href="#kix.1k2k1v9771k6" text:style-name="Internet_20_link" text:visited-style-name="Visited_20_Internet_20_Link"><text:span text:style-name="T2">Sounds Needed</text:span></text:a></text:p>
            </text:list-item>
            <text:list-item>
              <text:p text:style-name="P23"><text:a xlink:type="simple" xlink:href="#kix.coz0pe9ii0ek" text:style-name="Internet_20_link" text:visited-style-name="Visited_20_Internet_20_Link"><text:span text:style-name="T2">Music Needed</text:span></text:a></text:p>
            </text:list-item>
          </text:list>
        </text:list-item>
        <text:list-item>
          <text:p text:style-name="P12"><text:a xlink:type="simple" xlink:href="#kix.ur637w5onhwq" text:style-name="Internet_20_link" text:visited-style-name="Visited_20_Internet_20_Link"><text:span text:style-name="T2">Schedule</text:span></text:a></text:p>
        </text:list-item>
      </text:list>
      <text:p text:style-name="P1"/>
      <text:p text:style-name="P1"><text:bookmark text:name="kix.vh7mr3wp9gub"/></text:p>
      <text:p text:style-name="P8"><text:bookmark text:name="_bicbhcq4ysvt"/>Game Design<text:line-break/><draw:rect text:anchor-type="as-char" svg:y="0in" draw:z-index="2" draw:style-name="gr1" draw:text-style-name="P44" svg:width="0.0012in" svg:height="0.0213in"><text:p/></draw:rect><text:bookmark text:name="kix.y0z7a3kyjoqj"/></text:p>
      <text:p text:style-name="P9"><text:bookmark text:name="_36k4i5a26d1o"/>Summary</text:p>
      <text:p text:style-name="P1"><text:tab/><text:bookmark text:name="kix.q89snwy3vllo"/><text:span text:style-name="T4">An area-fill game where the player uses RPG mechanics to their advantage</text:span></text:p>
      <text:p text:style-name="P9"><text:bookmark text:name="_aq1b8rj8jztg"/>Gameplay</text:p>
      <text:p text:style-name="P39"><text:tab/><text:span text:style-name="T4">The gameplay consists of stages where the player character tries to fill more of the screen with their lines to form closed polygons. Obstacles are enemies floating around that will attack the lines being made trying to get the line HP to 0 and break the link. </text:span></text:p>
      <text:p text:style-name="P39"><text:span text:style-name="T4">Player can apply additional elemental effects to lines to make them more resistant to damage from those elements, as well as upgrade to better gear overall for quicker lines/more line HP/more line slots. To get rid of enemies, player can trap them inside completed polygons.</text:span></text:p>
      <text:p text:style-name="P41">Enemies trapped in polygons die and give XP. Trapping enemy in polygon it is strong against gives more XP, trapping enemy in polygon its weak against gives less.</text:p>
      <text:p text:style-name="P39"/>
      <text:p text:style-name="P9"><text:bookmark text:name="_mj9zo9gczbr1"/>Mindset</text:p>
      <text:p text:style-name="P1"><text:tab/><text:span text:style-name="T5">Hurried in toe to toe action with enemies racing to fill area before lines are destroyed. Empowerment from advadvancing equipment several levels and facing lower level enemies</text:span></text:p>
      <text:p text:style-name="P1"/>
      <text:p text:style-name="P1"><text:bookmark text:name="kix.nw2pvrargt85"/></text:p>
      <text:p text:style-name="P8"><text:bookmark text:name="_abiswxw92yv"/>Technical<draw:rect text:anchor-type="as-char" svg:y="0in" draw:z-index="3" draw:style-name="gr1" draw:text-style-name="P44" svg:width="0.0012in" svg:height="0.0213in"><text:p/></draw:rect><text:bookmark text:name="kix.5baplgyo85eh"/></text:p>
      <text:p text:style-name="P9"><text:bookmark text:name="_e9hfunin67sa"/>Screens</text:p>
      <text:list xml:id="list3499546089" text:style-name="WWNum10">
        <text:list-item>
          <text:p text:style-name="P13">Title Screen</text:p>
          <text:list>
            <text:list-item>
              <text:p text:style-name="P24">Options</text:p>
            </text:list-item>
          </text:list>
        </text:list-item>
        <text:list-item>
          <text:p text:style-name="P13">Level Select</text:p>
        </text:list-item>
        <text:list-item>
          <text:p text:style-name="P21">Equipment Shop</text:p>
        </text:list-item>
        <text:list-item>
          <text:p text:style-name="P13">Game</text:p>
          <text:list>
            <text:list-item>
              <text:p text:style-name="P30">Loadout Select</text:p>
            </text:list-item>
            <text:list-item>
              <text:p text:style-name="P24">Assessment / Next Level</text:p>
            </text:list-item>
          </text:list>
        </text:list-item>
        <text:list-item>
          <text:p text:style-name="P13">End Credits</text:p>
        </text:list-item>
      </text:list>
      <text:p text:style-name="P3"><text:bookmark text:name="kix.4u55u65bonjw"/></text:p>
      <text:p text:style-name="P9"><text:bookmark text:name="_tbfhm99qaj2u"/>Controls</text:p>
      <text:p text:style-name="P40"><text:span text:style-name="T6"><text:tab/>P</text:span>layer floats their avatar around the stage freely. Button to swap line direction – vertical or horizontal. Button to start line deployment, button to cancel.</text:p>
      <text:p text:style-name="P1"><text:tab/><text:bookmark text:name="kix.vrkne3rhovuh"/><text:span text:style-name="T7">When player fills enough scene, stage over is declared and tally of results decided on amount of earned XP that can be spent in Shop.</text:span></text:p>
      <text:p text:style-name="P9"><text:bookmark text:name="_7t0hrygjvxi1"/>Mechanics</text:p>
      <text:p text:style-name="P1"><text:tab/><text:span text:style-name="T8">lines get drawn over main polygon to add new polygons. Those get colored with representative texture. Polygon areas are added to find out how much of the level is filled.</text:span></text:p>
      <text:p text:style-name="P1"/>
      <text:p text:style-name="P1"><text:bookmark text:name="kix.mun66rmbl34h"/></text:p>
      <text:p text:style-name="P8"><text:bookmark text:name="_y7i7333lqdq1"/>Level Design<draw:rect text:anchor-type="as-char" svg:y="0in" draw:z-index="4" draw:style-name="gr1" draw:text-style-name="P44" svg:width="0.0012in" svg:height="0.0213in"><text:p/></draw:rect></text:p>
      <text:p text:style-name="P3">(Note : These sections can safely be skipped if they’re not relevant, or you’d rather go about it another way. For most games, at least one of them should be useful. But I’ll understand if you don’t want to use them. It’ll only hurt my feelings a little bit.)<text:bookmark text:name="kix.feu141lpqdpj"/></text:p>
      <text:p text:style-name="P9"><text:bookmark text:name="_in6nqm17ixq"/>Themes</text:p>
      <text:list xml:id="list4222841503" text:style-name="WWNum3">
        <text:list-item>
          <text:p text:style-name="P14">Forest</text:p>
          <text:list>
            <text:list-item>
              <text:p text:style-name="P25">Mood</text:p>
              <text:list>
                <text:list-item>
                  <text:p text:style-name="P33">Dark, calm, foreboding</text:p>
                </text:list-item>
              </text:list>
            </text:list-item>
            <text:list-item>
              <text:p text:style-name="P25">Objects</text:p>
              <text:list>
                <text:list-item>
                  <text:p text:style-name="P34">Ambient</text:p>
                  <text:list>
                    <text:list-item>
                      <text:p text:style-name="P38">Fireflies</text:p>
                    </text:list-item>
                    <text:list-item>
                      <text:p text:style-name="P38">Beams of moonlight</text:p>
                    </text:list-item>
                    <text:list-item>
                      <text:p text:style-name="P38">Tall grass</text:p>
                    </text:list-item>
                  </text:list>
                </text:list-item>
                <text:list-item>
                  <text:p text:style-name="P34">Interactive</text:p>
                  <text:list>
                    <text:list-item>
                      <text:p text:style-name="P38">Wolves</text:p>
                    </text:list-item>
                    <text:list-item>
                      <text:p text:style-name="P38">Goblins</text:p>
                    </text:list-item>
                    <text:list-item>
                      <text:p text:style-name="P38">Rocks</text:p>
                    </text:list-item>
                  </text:list>
                </text:list-item>
              </text:list>
            </text:list-item>
          </text:list>
        </text:list-item>
        <text:list-item>
          <text:p text:style-name="P14">Castle</text:p>
          <text:list>
            <text:list-item>
              <text:p text:style-name="P25">Mood</text:p>
              <text:list>
                <text:list-item>
                  <text:p text:style-name="P33">Dangerous, tense, active</text:p>
                </text:list-item>
              </text:list>
            </text:list-item>
            <text:list-item>
              <text:p text:style-name="P25">Objects</text:p>
              <text:list>
                <text:list-item>
                  <text:p text:style-name="P34">Ambient</text:p>
                  <text:list>
                    <text:list-item>
                      <text:p text:style-name="P38">Rodents</text:p>
                    </text:list-item>
                    <text:list-item>
                      <text:p text:style-name="P38">Torches</text:p>
                    </text:list-item>
                    <text:list-item>
                      <text:p text:style-name="P38">Suits of armor</text:p>
                    </text:list-item>
                  </text:list>
                </text:list-item>
                <text:list-item>
                  <text:p text:style-name="P34">Interactive</text:p>
                  <text:list>
                    <text:list-item>
                      <text:p text:style-name="P38">Guards</text:p>
                    </text:list-item>
                    <text:list-item>
                      <text:p text:style-name="P38">Giant rats</text:p>
                    </text:list-item>
                    <text:list-item>
                      <text:p text:style-name="P38">Chests</text:p>
                    </text:list-item>
                  </text:list>
                </text:list-item>
              </text:list>
            </text:list-item>
          </text:list>
        </text:list-item>
      </text:list>
      <text:p text:style-name="P3">(example)</text:p>
      <text:p text:style-name="P2"/>
      <text:p text:style-name="P2"><text:bookmark text:name="kix.lrp1xr74olld"/></text:p>
      <text:p text:style-name="P7"><text:bookmark text:name="_2157jhnz836t"/>Game Flow</text:p>
      <text:list xml:id="list1544945645" text:style-name="WWNum1">
        <text:list-item>
          <text:p text:style-name="P15">Player starts in forest</text:p>
        </text:list-item>
        <text:list-item>
          <text:p text:style-name="P15">Pond to the left, must move right</text:p>
        </text:list-item>
        <text:list-item>
          <text:p text:style-name="P15">To the right is a hill, player jumps to traverse it (“jump” taught)</text:p>
        </text:list-item>
        <text:list-item>
          <text:p text:style-name="P15">Player encounters castle - door’s shut and locked</text:p>
        </text:list-item>
        <text:list-item>
          <text:p text:style-name="P15">There’s a window within jump height, and a rock on the ground</text:p>
        </text:list-item>
        <text:list-item>
          <text:p text:style-name="P15">Player picks up rock and throws at glass (“throw” taught)</text:p>
        </text:list-item>
        <text:list-item>
          <text:p text:style-name="P15">… etc.</text:p>
        </text:list-item>
      </text:list>
      <text:p text:style-name="P3">(example)</text:p>
      <text:p text:style-name="P1"/>
      <text:p text:style-name="P1"><text:bookmark text:name="kix.k64sfnylstdx"/></text:p>
      <text:p text:style-name="P8"><text:bookmark text:name="_q3waejfi805s"/>Development<draw:rect text:anchor-type="as-char" svg:y="0in" draw:z-index="5" draw:style-name="gr1" draw:text-style-name="P44" svg:width="0.0012in" svg:height="0.0213in"><text:p/></draw:rect><text:bookmark text:name="kix.fwz93u72nlt2"/></text:p>
      <text:p text:style-name="P9"><text:bookmark text:name="_w6cmcymrgwyg"/>Abstract Classes / Components</text:p>
      <text:list xml:id="list3391584402" text:style-name="WWNum9">
        <text:list-item>
          <text:p text:style-name="P16">BasePhysics</text:p>
          <text:list>
            <text:list-item>
              <text:p text:style-name="P26">BasePlayer</text:p>
            </text:list-item>
            <text:list-item>
              <text:p text:style-name="P26">BaseEnemy</text:p>
            </text:list-item>
            <text:list-item>
              <text:p text:style-name="P26">BaseObject</text:p>
            </text:list-item>
          </text:list>
        </text:list-item>
        <text:list-item>
          <text:p text:style-name="P16">BaseObstacle</text:p>
        </text:list-item>
        <text:list-item>
          <text:p text:style-name="P16">BaseInteractable</text:p>
        </text:list-item>
      </text:list>
      <text:p text:style-name="P3">(example)</text:p>
      <text:p text:style-name="P1"><text:bookmark text:name="kix.9mr6xhrqo7o4"/></text:p>
      <text:p text:style-name="P7"><text:bookmark text:name="_4n7tjev8v5c4"/>Derived Classes / Component Compositions</text:p>
      <text:list xml:id="list550233737" text:style-name="WWNum8">
        <text:list-item>
          <text:p text:style-name="P17">BasePlayer</text:p>
          <text:list>
            <text:list-item>
              <text:p text:style-name="P27">PlayerMain</text:p>
            </text:list-item>
            <text:list-item>
              <text:p text:style-name="P27">PlayerUnlockable</text:p>
            </text:list-item>
          </text:list>
        </text:list-item>
        <text:list-item>
          <text:p text:style-name="P17">BaseEnemy</text:p>
          <text:list>
            <text:list-item>
              <text:p text:style-name="P27">EnemyWolf</text:p>
            </text:list-item>
            <text:list-item>
              <text:p text:style-name="P27">EnemyGoblin</text:p>
            </text:list-item>
            <text:list-item>
              <text:p text:style-name="P27">EnemyGuard (may drop key)</text:p>
            </text:list-item>
            <text:list-item>
              <text:p text:style-name="P27">EnemyGiantRat</text:p>
            </text:list-item>
            <text:list-item>
              <text:p text:style-name="P27">EnemyPrisoner</text:p>
            </text:list-item>
          </text:list>
        </text:list-item>
        <text:list-item>
          <text:p text:style-name="P17">BaseObject</text:p>
          <text:list>
            <text:list-item>
              <text:p text:style-name="P27">ObjectRock (pick-up-able, throwable)</text:p>
            </text:list-item>
            <text:list-item>
              <text:p text:style-name="P27">ObjectChest (pick-up-able, throwable, spits gold coins with key)</text:p>
            </text:list-item>
            <text:list-item>
              <text:p text:style-name="P27">ObjectGoldCoin (cha-ching!)</text:p>
            </text:list-item>
            <text:list-item>
              <text:p text:style-name="P27">ObjectKey (pick-up-able, throwable)</text:p>
            </text:list-item>
          </text:list>
        </text:list-item>
        <text:list-item>
          <text:p text:style-name="P17">BaseObstacle</text:p>
          <text:list>
            <text:list-item>
              <text:p text:style-name="P27">ObstacleWindow (destroyed with rock)</text:p>
            </text:list-item>
            <text:list-item>
              <text:p text:style-name="P27">ObstacleWall</text:p>
            </text:list-item>
            <text:list-item>
              <text:p text:style-name="P27">ObstacleGate (watches to see if certain buttons are pressed)</text:p>
            </text:list-item>
          </text:list>
        </text:list-item>
        <text:list-item>
          <text:p text:style-name="P17">BaseInteractable</text:p>
          <text:list>
            <text:list-item>
              <text:p text:style-name="P27">InteractableButton</text:p>
            </text:list-item>
          </text:list>
        </text:list-item>
      </text:list>
      <text:p text:style-name="P3">(example)</text:p>
      <text:p text:style-name="P1"><text:bookmark text:name="kix.7fniby1a9lf0"/></text:p>
      <text:p text:style-name="P8"><text:bookmark text:name="_yrw747nwmf96"/>Graphics<draw:rect text:anchor-type="as-char" svg:y="0in" draw:z-index="6" draw:style-name="gr1" draw:text-style-name="P44" svg:width="0.0012in" svg:height="0.0213in"><text:p/></draw:rect><text:bookmark text:name="kix.3ui65x9w2r9w"/></text:p>
      <text:p text:style-name="P9"><text:bookmark text:name="_fkjpqgmw9d3k"/>Style Attributes</text:p>
      <text:p text:style-name="P4">What kinds of colors will you be using? Do you have a limited palette to work with? A post-processed HSV map/image? Consistency is key for immersion.</text:p>
      <text:p text:style-name="P5"/>
      <text:p text:style-name="P4">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P1"/>
      <text:p text:style-name="P1"><text:tab/>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p text:style-name="P1"/>
      <text:p text:style-name="P1"><text:bookmark text:name="kix.cdq39znqma9y"/></text:p>
      <text:p text:style-name="P7"><text:bookmark text:name="_tg94uola6hoc"/>Graphics Needed</text:p>
      <text:list xml:id="list2172874634" text:style-name="WWNum5">
        <text:list-item>
          <text:p text:style-name="P18">Characters</text:p>
          <text:list>
            <text:list-item>
              <text:p text:style-name="P28">Human-like</text:p>
              <text:list>
                <text:list-item>
                  <text:p text:style-name="P35">Goblin (idle, walking, throwing)</text:p>
                </text:list-item>
                <text:list-item>
                  <text:p text:style-name="P35">Guard (idle, walking, stabbing)</text:p>
                </text:list-item>
                <text:list-item>
                  <text:p text:style-name="P35">Prisoner (walking, running)</text:p>
                </text:list-item>
              </text:list>
            </text:list-item>
            <text:list-item>
              <text:p text:style-name="P28">Other</text:p>
              <text:list>
                <text:list-item>
                  <text:p text:style-name="P35">Wolf (idle, walking, running)</text:p>
                </text:list-item>
                <text:list-item>
                  <text:p text:style-name="P35">Giant Rat (idle, scurrying)</text:p>
                </text:list-item>
              </text:list>
            </text:list-item>
          </text:list>
        </text:list-item>
        <text:list-item>
          <text:p text:style-name="P18">Blocks</text:p>
          <text:list>
            <text:list-item>
              <text:p text:style-name="P28">Dirt</text:p>
            </text:list-item>
            <text:list-item>
              <text:p text:style-name="P28">Dirt/Grass</text:p>
            </text:list-item>
            <text:list-item>
              <text:p text:style-name="P28">Stone Block</text:p>
            </text:list-item>
            <text:list-item>
              <text:p text:style-name="P28">Stone Bricks</text:p>
            </text:list-item>
            <text:list-item>
              <text:p text:style-name="P28">Tiled Floor</text:p>
            </text:list-item>
            <text:list-item>
              <text:p text:style-name="P28">Weathered Stone Block</text:p>
            </text:list-item>
            <text:list-item>
              <text:p text:style-name="P28">Weathered Stone Bricks</text:p>
            </text:list-item>
          </text:list>
        </text:list-item>
        <text:list-item>
          <text:p text:style-name="P18">Ambient</text:p>
          <text:list>
            <text:list-item>
              <text:p text:style-name="P28">Tall Grass</text:p>
            </text:list-item>
            <text:list-item>
              <text:p text:style-name="P28">Rodent (idle, scurrying)</text:p>
            </text:list-item>
            <text:list-item>
              <text:p text:style-name="P28">Torch</text:p>
            </text:list-item>
            <text:list-item>
              <text:p text:style-name="P28">Armored Suit</text:p>
            </text:list-item>
            <text:list-item>
              <text:p text:style-name="P28">Chains (matching Weathered Stone Bricks)</text:p>
            </text:list-item>
            <text:list-item>
              <text:p text:style-name="P28">Blood stains (matching Weathered Stone Bricks)</text:p>
            </text:list-item>
          </text:list>
        </text:list-item>
        <text:list-item>
          <text:p text:style-name="P18">Other</text:p>
          <text:list>
            <text:list-item>
              <text:p text:style-name="P28">Chest</text:p>
            </text:list-item>
            <text:list-item>
              <text:p text:style-name="P28">Door (matching Stone Bricks)</text:p>
            </text:list-item>
            <text:list-item>
              <text:p text:style-name="P28">Gate</text:p>
            </text:list-item>
            <text:list-item>
              <text:p text:style-name="P28">Button (matching Weathered Stone Bricks)</text:p>
            </text:list-item>
          </text:list>
        </text:list-item>
      </text:list>
      <text:p text:style-name="P3">(example)</text:p>
      <text:p text:style-name="P3"><text:line-break/>(Note : If you’re soloing you might not need to define this part, as you can just use the Derived Classes + Themes section as a reference. It’s up to you.)</text:p>
      <text:p text:style-name="P1"/>
      <text:p text:style-name="P1"><text:bookmark text:name="kix.p0zdtpym1l8"/></text:p>
      <text:p text:style-name="P8"><text:bookmark text:name="_qzvn0o965bb3"/>Sounds/Music<draw:rect text:anchor-type="as-char" svg:y="0in" draw:z-index="7" draw:style-name="gr1" draw:text-style-name="P44" svg:width="0.0012in" svg:height="0.0213in"><text:p/></draw:rect><text:bookmark text:name="kix.g829e5h0mi8e"/></text:p>
      <text:p text:style-name="P9"><text:bookmark text:name="_mgdp2k9ujz1j"/>Style Attributes</text:p>
      <text:p text:style-name="P1"><text:tab/>Again, consistency is key. Define that consistency here. What kind of instruments do you want to use in your music? Any particular tempo, key? Influences, genre? Mood?</text:p>
      <text:p text:style-name="P1"/>
      <text:p text:style-name="P4">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tab/><text:line-break/><text:tab/>Remember, auditory feedback should stand out from the music and other sound effects so the player hears it well. Volume, panning, and frequency/pitch are all important aspects to consider in both music <text:span text:style-name="T3">and</text:span> sounds - so plan accordingly!</text:p>
      <text:p text:style-name="P1"/>
      <text:p text:style-name="P1"><text:bookmark text:name="kix.1k2k1v9771k6"/></text:p>
      <text:p text:style-name="P7"><text:bookmark text:name="_xh1ay44tl9r3"/>Sounds Needed</text:p>
      <text:list xml:id="list604141489" text:style-name="WWNum6">
        <text:list-item>
          <text:p text:style-name="P19">Effects</text:p>
          <text:list>
            <text:list-item>
              <text:p text:style-name="P29">Soft Footsteps (dirt floor)</text:p>
            </text:list-item>
            <text:list-item>
              <text:p text:style-name="P29">Sharper Footsteps (stone floor)</text:p>
            </text:list-item>
            <text:list-item>
              <text:p text:style-name="P29">Soft Landing (low vertical velocity)</text:p>
            </text:list-item>
            <text:list-item>
              <text:p text:style-name="P29">Hard Landing (high vertical velocity)</text:p>
            </text:list-item>
            <text:list-item>
              <text:p text:style-name="P29">Glass Breaking</text:p>
            </text:list-item>
            <text:list-item>
              <text:p text:style-name="P29">Chest Opening</text:p>
            </text:list-item>
            <text:list-item>
              <text:p text:style-name="P29">Door Opening</text:p>
            </text:list-item>
          </text:list>
        </text:list-item>
        <text:list-item>
          <text:p text:style-name="P19">Feedback</text:p>
          <text:list>
            <text:list-item>
              <text:p text:style-name="P29">Relieved “Ahhhh!” (health)</text:p>
            </text:list-item>
            <text:list-item>
              <text:p text:style-name="P29">Shocked “Ooomph!” (attacked)</text:p>
            </text:list-item>
            <text:list-item>
              <text:p text:style-name="P29">Happy chime (extra life)</text:p>
            </text:list-item>
            <text:list-item>
              <text:p text:style-name="P29">Sad chime (died)</text:p>
            </text:list-item>
          </text:list>
        </text:list-item>
      </text:list>
      <text:p text:style-name="P3">(example)</text:p>
      <text:p text:style-name="P3"><text:bookmark text:name="kix.coz0pe9ii0ek"/></text:p>
      <text:p text:style-name="P7"><text:bookmark text:name="_edtxv84efmib"/>Music Needed</text:p>
      <text:list xml:id="list1868744911" text:style-name="WWNum2">
        <text:list-item>
          <text:p text:style-name="P20">Slow-paced, nerve-racking “forest” track</text:p>
        </text:list-item>
        <text:list-item>
          <text:p text:style-name="P20">Exciting “castle” track</text:p>
        </text:list-item>
        <text:list-item>
          <text:p text:style-name="P20">Creepy, slow “dungeon” track</text:p>
        </text:list-item>
        <text:list-item>
          <text:p text:style-name="P20">Happy ending credits track</text:p>
        </text:list-item>
        <text:list-item>
          <text:p text:style-name="P20">Rick Astley’s hit #1 single “Never Gonna Give You Up”</text:p>
        </text:list-item>
      </text:list>
      <text:p text:style-name="P3">(example)</text:p>
      <text:p text:style-name="P3"/>
      <text:p text:style-name="P3">(Note : Again, if you’re soloing you might be able to / want to skip this section. It’s up to you.)</text:p>
      <text:p text:style-name="P1"><text:bookmark text:name="kix.ur637w5onhwq"/></text:p>
      <text:p text:style-name="P8"><text:bookmark text:name="_tn4arqjjx409"/>Schedule<draw:rect text:anchor-type="as-char" svg:y="0in" draw:z-index="8" draw:style-name="gr1" draw:text-style-name="P44" svg:width="0.0012in" svg:height="0.0213in"><text:p/></draw:rect></text:p>
      <text:p text:style-name="P3">(what is a schedule, i don’t even. list is good enough, right? if not add some dates i guess)<text:line-break/></text:p>
      <text:list xml:id="list1543706185" text:style-name="WWNum4">
        <text:list-item>
          <text:p text:style-name="P22">develop base classes</text:p>
          <text:list>
            <text:list-item>
              <text:p text:style-name="P31">base entity</text:p>
              <text:list>
                <text:list-item>
                  <text:p text:style-name="P36">base player</text:p>
                </text:list-item>
                <text:list-item>
                  <text:p text:style-name="P36">base enemy</text:p>
                </text:list-item>
                <text:list-item>
                  <text:p text:style-name="P36">base block</text:p>
                </text:list-item>
              </text:list>
            </text:list-item>
            <text:list-item>
              <text:p text:style-name="P31">base app state</text:p>
              <text:list>
                <text:list-item>
                  <text:p text:style-name="P36">game world</text:p>
                </text:list-item>
                <text:list-item>
                  <text:p text:style-name="P36">menu world</text:p>
                </text:list-item>
              </text:list>
            </text:list-item>
          </text:list>
        </text:list-item>
        <text:list-item>
          <text:p text:style-name="P22">develop player and basic block classes</text:p>
          <text:list>
            <text:list-item>
              <text:p text:style-name="P31">physics / collisions</text:p>
            </text:list-item>
          </text:list>
        </text:list-item>
        <text:list-item>
          <text:p text:style-name="P22">find some smooth controls/physics</text:p>
        </text:list-item>
        <text:list-item>
          <text:p text:style-name="P22">develop other derived classes</text:p>
          <text:list>
            <text:list-item>
              <text:p text:style-name="P31">blocks</text:p>
              <text:list>
                <text:list-item>
                  <text:p text:style-name="P36">moving</text:p>
                </text:list-item>
                <text:list-item>
                  <text:p text:style-name="P36">falling</text:p>
                </text:list-item>
                <text:list-item>
                  <text:p text:style-name="P36">breaking</text:p>
                </text:list-item>
                <text:list-item>
                  <text:p text:style-name="P36">cloud</text:p>
                </text:list-item>
              </text:list>
            </text:list-item>
            <text:list-item>
              <text:p text:style-name="P31">enemies</text:p>
              <text:list>
                <text:list-item>
                  <text:p text:style-name="P36">soldier</text:p>
                </text:list-item>
                <text:list-item>
                  <text:p text:style-name="P36">rat</text:p>
                </text:list-item>
                <text:list-item>
                  <text:p text:style-name="P36">etc.</text:p>
                </text:list-item>
              </text:list>
            </text:list-item>
          </text:list>
        </text:list-item>
        <text:list-item>
          <text:p text:style-name="P22">design levels</text:p>
          <text:list>
            <text:list-item>
              <text:p text:style-name="P31">introduce motion/jumping</text:p>
            </text:list-item>
            <text:list-item>
              <text:p text:style-name="P31">introduce throwing</text:p>
            </text:list-item>
            <text:list-item>
              <text:p text:style-name="P31">mind the pacing, let the player play between lessons</text:p>
            </text:list-item>
          </text:list>
        </text:list-item>
        <text:list-item>
          <text:p text:style-name="P22">design sounds</text:p>
        </text:list-item>
        <text:list-item>
          <text:p text:style-name="P22">design music</text:p>
        </text:list-item>
      </text:list>
      <text:p text:style-name="P6">(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dc:date>2018-02-14T17:28:36.387459000</dc:date>
    <meta:editing-duration>PT1H23M33S</meta:editing-duration>
    <meta:editing-cycles>16</meta:editing-cycles>
    <meta:document-statistic meta:table-count="0" meta:image-count="0" meta:object-count="0" meta:page-count="14" meta:paragraph-count="217" meta:word-count="1221" meta:character-count="7067" meta:non-whitespace-character-count="6213"/>
  </office:meta>
</office:document-meta>
</file>